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894666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958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office:value-type="float" office:value="5.1116520992220096" table:style-name="ce1">
            <text:p>5,111652099</text:p>
          </table:table-cell>
          <table:table-cell table:number-columns-repeated="2" table:style-name="ce1"/>
          <table:table-cell office:value-type="float" office:value="1.28896317070838" table:style-name="ce1">
            <text:p>1,288963171</text:p>
          </table:table-cell>
          <table:table-cell table:number-columns-repeated="2" table:style-name="ce1"/>
          <table:table-cell office:value-type="float" office:value="3.8226889285136298" table:formula="of:=ABS([.A1]-[.D1])" table:style-name="ce1">
            <text:p>3,822688929</text:p>
          </table:table-cell>
          <table:table-cell table:number-columns-repeated="16377"/>
        </table:table-row>
        <table:table-row table:style-name="ro1">
          <table:table-cell office:value-type="float" office:value="-2.05571101822258" table:style-name="ce1">
            <text:p>-2,055711018</text:p>
          </table:table-cell>
          <table:table-cell table:number-columns-repeated="2" table:style-name="ce1"/>
          <table:table-cell office:value-type="float" office:value="1.6221236895398099" table:style-name="ce1">
            <text:p>1,62212369</text:p>
          </table:table-cell>
          <table:table-cell table:number-columns-repeated="2" table:style-name="ce1"/>
          <table:table-cell office:value-type="float" office:value="3.6778347077623899" table:formula="of:=ABS([.A2]-[.D2])" table:style-name="ce1">
            <text:p>3,677834708</text:p>
          </table:table-cell>
          <table:table-cell table:number-columns-repeated="16377"/>
        </table:table-row>
        <table:table-row table:style-name="ro1">
          <table:table-cell office:value-type="float" office:value="34.9033068177242" table:style-name="ce1">
            <text:p>34,90330682</text:p>
          </table:table-cell>
          <table:table-cell table:number-columns-repeated="2" table:style-name="ce1"/>
          <table:table-cell office:value-type="float" office:value="38.419909622754602" table:style-name="ce1">
            <text:p>38,41990962</text:p>
          </table:table-cell>
          <table:table-cell table:number-columns-repeated="2" table:style-name="ce1"/>
          <table:table-cell office:value-type="float" office:value="3.5166028050304021" table:formula="of:=ABS([.A3]-[.D3])" table:style-name="ce1">
            <text:p>3,516602805</text:p>
          </table:table-cell>
          <table:table-cell table:number-columns-repeated="16377"/>
        </table:table-row>
        <table:table-row table:style-name="ro1">
          <table:table-cell office:value-type="float" office:value="-1.2974026919448001" table:style-name="ce1">
            <text:p>-1,297402692</text:p>
          </table:table-cell>
          <table:table-cell table:number-columns-repeated="2" table:style-name="ce1"/>
          <table:table-cell office:value-type="float" office:value="-0.22625868321275699" table:style-name="ce1">
            <text:p>-0,226258683</text:p>
          </table:table-cell>
          <table:table-cell table:number-columns-repeated="2" table:style-name="ce1"/>
          <table:table-cell office:value-type="float" office:value="1.071144008732043" table:formula="of:=ABS([.A4]-[.D4])" table:style-name="ce1">
            <text:p>1,071144009</text:p>
          </table:table-cell>
          <table:table-cell table:number-columns-repeated="16377"/>
        </table:table-row>
        <table:table-row table:style-name="ro1">
          <table:table-cell office:value-type="float" office:value="56.669297519700997" table:style-name="ce1">
            <text:p>56,66929752</text:p>
          </table:table-cell>
          <table:table-cell table:number-columns-repeated="2" table:style-name="ce1"/>
          <table:table-cell office:value-type="float" office:value="54.447164192229799" table:style-name="ce1">
            <text:p>54,44716419</text:p>
          </table:table-cell>
          <table:table-cell table:number-columns-repeated="2" table:style-name="ce1"/>
          <table:table-cell office:value-type="float" office:value="2.2221333274711981" table:formula="of:=ABS([.A5]-[.D5])" table:style-name="ce1">
            <text:p>2,222133327</text:p>
          </table:table-cell>
          <table:table-cell table:number-columns-repeated="16377"/>
        </table:table-row>
        <table:table-row table:style-name="ro1">
          <table:table-cell office:value-type="float" office:value="-0.99546559462709305" table:style-name="ce1">
            <text:p>-0,995465595</text:p>
          </table:table-cell>
          <table:table-cell table:number-columns-repeated="2" table:style-name="ce1"/>
          <table:table-cell office:value-type="float" office:value="-2.0973691154535099" table:style-name="ce1">
            <text:p>-2,097369115</text:p>
          </table:table-cell>
          <table:table-cell table:number-columns-repeated="2" table:style-name="ce1"/>
          <table:table-cell office:value-type="float" office:value="1.1019035208264167" table:formula="of:=ABS([.A6]-[.D6])" table:style-name="ce1">
            <text:p>1,101903521</text:p>
          </table:table-cell>
          <table:table-cell table:number-columns-repeated="16377"/>
        </table:table-row>
        <table:table-row table:style-name="ro1">
          <table:table-cell office:value-type="float" office:value="-3.9521798160201498" table:style-name="ce1">
            <text:p>-3,952179816</text:p>
          </table:table-cell>
          <table:table-cell table:number-columns-repeated="2" table:style-name="ce1"/>
          <table:table-cell office:value-type="float" office:value="-1.4591818689637499" table:style-name="ce1">
            <text:p>-1,459181869</text:p>
          </table:table-cell>
          <table:table-cell table:number-columns-repeated="2" table:style-name="ce1"/>
          <table:table-cell office:value-type="float" office:value="2.4929979470563999" table:formula="of:=ABS([.A7]-[.D7])" table:style-name="ce1">
            <text:p>2,492997947</text:p>
          </table:table-cell>
          <table:table-cell table:number-columns-repeated="16377"/>
        </table:table-row>
        <table:table-row table:style-name="ro1">
          <table:table-cell office:value-type="float" office:value="2.6630765850724201" table:style-name="ce1">
            <text:p>2,663076585</text:p>
          </table:table-cell>
          <table:table-cell table:number-columns-repeated="2" table:style-name="ce1"/>
          <table:table-cell office:value-type="float" office:value="6.0176336399378396" table:style-name="ce1">
            <text:p>6,01763364</text:p>
          </table:table-cell>
          <table:table-cell table:number-columns-repeated="2" table:style-name="ce1"/>
          <table:table-cell office:value-type="float" office:value="3.3545570548654196" table:formula="of:=ABS([.A8]-[.D8])" table:style-name="ce1">
            <text:p>3,354557055</text:p>
          </table:table-cell>
          <table:table-cell table:number-columns-repeated="16377"/>
        </table:table-row>
        <table:table-row table:style-name="ro1">
          <table:table-cell office:value-type="float" office:value="-5.9463331412211202" table:style-name="ce1">
            <text:p>-5,946333141</text:p>
          </table:table-cell>
          <table:table-cell table:number-columns-repeated="2" table:style-name="ce1"/>
          <table:table-cell office:value-type="float" office:value="-1.4591818689637499" table:style-name="ce1">
            <text:p>-1,459181869</text:p>
          </table:table-cell>
          <table:table-cell table:number-columns-repeated="2" table:style-name="ce1"/>
          <table:table-cell office:value-type="float" office:value="4.4871512722573703" table:formula="of:=ABS([.A9]-[.D9])" table:style-name="ce1">
            <text:p>4,487151272</text:p>
          </table:table-cell>
          <table:table-cell table:number-columns-repeated="16377"/>
        </table:table-row>
        <table:table-row table:style-name="ro1">
          <table:table-cell office:value-type="float" office:value="-2.95792050444456" table:style-name="ce1">
            <text:p>-2,957920504</text:p>
          </table:table-cell>
          <table:table-cell table:number-columns-repeated="2" table:style-name="ce1"/>
          <table:table-cell office:value-type="float" office:value="-1.71325301235841" table:style-name="ce1">
            <text:p>-1,713253012</text:p>
          </table:table-cell>
          <table:table-cell table:number-columns-repeated="2" table:style-name="ce1"/>
          <table:table-cell office:value-type="float" office:value="1.24466749208615" table:formula="of:=ABS([.A10]-[.D10])" table:style-name="ce1">
            <text:p>1,244667492</text:p>
          </table:table-cell>
          <table:table-cell table:number-columns-repeated="16377"/>
        </table:table-row>
        <table:table-row table:style-name="ro1">
          <table:table-cell office:value-type="float" office:value="-6.2533826566548099" table:style-name="ce1">
            <text:p>-6,253382657</text:p>
          </table:table-cell>
          <table:table-cell table:number-columns-repeated="2" table:style-name="ce1"/>
          <table:table-cell office:value-type="float" office:value="-2.0651170133762" table:style-name="ce1">
            <text:p>-2,065117013</text:p>
          </table:table-cell>
          <table:table-cell table:number-columns-repeated="2" table:style-name="ce1"/>
          <table:table-cell office:value-type="float" office:value="4.1882656432786103" table:formula="of:=ABS([.A11]-[.D11])" table:style-name="ce1">
            <text:p>4,188265643</text:p>
          </table:table-cell>
          <table:table-cell table:number-columns-repeated="16377"/>
        </table:table-row>
        <table:table-row table:style-name="ro1">
          <table:table-cell office:value-type="float" office:value="1.03509983774224" table:style-name="ce1">
            <text:p>1,035099838</text:p>
          </table:table-cell>
          <table:table-cell table:number-columns-repeated="2" table:style-name="ce1"/>
          <table:table-cell office:value-type="float" office:value="-2.5193597466460398" table:style-name="ce1">
            <text:p>-2,519359747</text:p>
          </table:table-cell>
          <table:table-cell table:number-columns-repeated="2" table:style-name="ce1"/>
          <table:table-cell office:value-type="float" office:value="3.5544595843882796" table:formula="of:=ABS([.A12]-[.D12])" table:style-name="ce1">
            <text:p>3,554459584</text:p>
          </table:table-cell>
          <table:table-cell table:number-columns-repeated="16377"/>
        </table:table-row>
        <table:table-row table:style-name="ro1">
          <table:table-cell office:value-type="float" office:value="181.718628422069" table:style-name="ce1">
            <text:p>181,7186284</text:p>
          </table:table-cell>
          <table:table-cell table:number-columns-repeated="2" table:style-name="ce1"/>
          <table:table-cell office:value-type="float" office:value="180.266851533145" table:style-name="ce1">
            <text:p>180,2668515</text:p>
          </table:table-cell>
          <table:table-cell table:number-columns-repeated="2" table:style-name="ce1"/>
          <table:table-cell office:value-type="float" office:value="1.4517768889240017" table:formula="of:=ABS([.A13]-[.D13])" table:style-name="ce1">
            <text:p>1,451776889</text:p>
          </table:table-cell>
          <table:table-cell table:number-columns-repeated="16377"/>
        </table:table-row>
        <table:table-row table:style-name="ro1">
          <table:table-cell office:value-type="float" office:value="-0.38363963573383297" table:style-name="ce1">
            <text:p>-0,383639636</text:p>
          </table:table-cell>
          <table:table-cell table:number-columns-repeated="2" table:style-name="ce1"/>
          <table:table-cell office:value-type="float" office:value="1.6221236895398099" table:style-name="ce1">
            <text:p>1,62212369</text:p>
          </table:table-cell>
          <table:table-cell table:number-columns-repeated="2" table:style-name="ce1"/>
          <table:table-cell office:value-type="float" office:value="2.0057633252736426" table:formula="of:=ABS([.A14]-[.D14])" table:style-name="ce1">
            <text:p>2,005763325</text:p>
          </table:table-cell>
          <table:table-cell table:number-columns-repeated="16377"/>
        </table:table-row>
        <table:table-row table:style-name="ro1">
          <table:table-cell office:value-type="float" office:value="29.342694483357999" table:style-name="ce1">
            <text:p>29,34269448</text:p>
          </table:table-cell>
          <table:table-cell table:number-columns-repeated="2" table:style-name="ce1"/>
          <table:table-cell office:value-type="float" office:value="25.549254490886" table:style-name="ce1">
            <text:p>25,54925449</text:p>
          </table:table-cell>
          <table:table-cell table:number-columns-repeated="2" table:style-name="ce1"/>
          <table:table-cell office:value-type="float" office:value="3.793439992471999" table:formula="of:=ABS([.A15]-[.D15])" table:style-name="ce1">
            <text:p>3,793439992</text:p>
          </table:table-cell>
          <table:table-cell table:number-columns-repeated="16377"/>
        </table:table-row>
        <table:table-row table:style-name="ro1">
          <table:table-cell office:value-type="float" office:value="-3.5201238809817399" table:style-name="ce1">
            <text:p>-3,520123881</text:p>
          </table:table-cell>
          <table:table-cell table:number-columns-repeated="2" table:style-name="ce1"/>
          <table:table-cell office:value-type="float" office:value="-2.3349451269685799" table:style-name="ce1">
            <text:p>-2,334945127</text:p>
          </table:table-cell>
          <table:table-cell table:number-columns-repeated="2" table:style-name="ce1"/>
          <table:table-cell office:value-type="float" office:value="1.18517875401316" table:formula="of:=ABS([.A16]-[.D16])" table:style-name="ce1">
            <text:p>1,185178754</text:p>
          </table:table-cell>
          <table:table-cell table:number-columns-repeated="16377"/>
        </table:table-row>
        <table:table-row table:style-name="ro1">
          <table:table-cell office:value-type="float" office:value="-0.95134728791818701" table:style-name="ce1">
            <text:p>-0,951347288</text:p>
          </table:table-cell>
          <table:table-cell table:number-columns-repeated="2" table:style-name="ce1"/>
          <table:table-cell office:value-type="float" office:value="2.1679095500273702" table:style-name="ce1">
            <text:p>2,16790955</text:p>
          </table:table-cell>
          <table:table-cell table:number-columns-repeated="2" table:style-name="ce1"/>
          <table:table-cell office:value-type="float" office:value="3.1192568379455574" table:formula="of:=ABS([.A17]-[.D17])" table:style-name="ce1">
            <text:p>3,119256838</text:p>
          </table:table-cell>
          <table:table-cell table:number-columns-repeated="16377"/>
        </table:table-row>
        <table:table-row table:style-name="ro1">
          <table:table-cell office:value-type="float" office:value="1.1841592207637299" table:style-name="ce1">
            <text:p>1,184159221</text:p>
          </table:table-cell>
          <table:table-cell table:number-columns-repeated="2" table:style-name="ce1"/>
          <table:table-cell office:value-type="float" office:value="1.6221236895398099" table:style-name="ce1">
            <text:p>1,62212369</text:p>
          </table:table-cell>
          <table:table-cell table:number-columns-repeated="2" table:style-name="ce1"/>
          <table:table-cell office:value-type="float" office:value="0.43796446877607997" table:formula="of:=ABS([.A18]-[.D18])" table:style-name="ce1">
            <text:p>0,437964469</text:p>
          </table:table-cell>
          <table:table-cell table:number-columns-repeated="16377"/>
        </table:table-row>
        <table:table-row table:style-name="ro1">
          <table:table-cell office:value-type="float" office:value="-3.8137820850657902" table:style-name="ce1">
            <text:p>-3,813782085</text:p>
          </table:table-cell>
          <table:table-cell table:number-columns-repeated="2" table:style-name="ce1"/>
          <table:table-cell office:value-type="float" office:value="-7.0239167432877698" table:style-name="ce1">
            <text:p>-7,023916743</text:p>
          </table:table-cell>
          <table:table-cell table:number-columns-repeated="2" table:style-name="ce1"/>
          <table:table-cell office:value-type="float" office:value="3.2101346582219796" table:formula="of:=ABS([.A19]-[.D19])" table:style-name="ce1">
            <text:p>3,210134658</text:p>
          </table:table-cell>
          <table:table-cell table:number-columns-repeated="16377"/>
        </table:table-row>
        <table:table-row table:style-name="ro1">
          <table:table-cell office:value-type="float" office:value="-9.7161337407286802E-2" table:style-name="ce1">
            <text:p>-0,097161337</text:p>
          </table:table-cell>
          <table:table-cell table:number-columns-repeated="2" table:style-name="ce1"/>
          <table:table-cell office:value-type="float" office:value="5.2224066313827103E-2" table:style-name="ce1">
            <text:p>0,052224066</text:p>
          </table:table-cell>
          <table:table-cell table:number-columns-repeated="2" table:style-name="ce1"/>
          <table:table-cell office:value-type="float" office:value="0.14938540372111392" table:formula="of:=ABS([.A20]-[.D20])" table:style-name="ce1">
            <text:p>0,149385404</text:p>
          </table:table-cell>
          <table:table-cell table:number-columns-repeated="16377"/>
        </table:table-row>
        <table:table-row table:style-name="ro1">
          <table:table-cell office:value-type="float" office:value="-2.3776762135244001" table:style-name="ce1">
            <text:p>-2,377676214</text:p>
          </table:table-cell>
          <table:table-cell table:number-columns-repeated="2" table:style-name="ce1"/>
          <table:table-cell office:value-type="float" office:value="-1.4591818689637499" table:style-name="ce1">
            <text:p>-1,459181869</text:p>
          </table:table-cell>
          <table:table-cell table:number-columns-repeated="2" table:style-name="ce1"/>
          <table:table-cell office:value-type="float" office:value="0.91849434456065016" table:formula="of:=ABS([.A21]-[.D21])" table:style-name="ce1">
            <text:p>0,918494345</text:p>
          </table:table-cell>
          <table:table-cell table:number-columns-repeated="16377"/>
        </table:table-row>
        <table:table-row table:style-name="ro1">
          <table:table-cell office:value-type="float" office:value="-9.7225401448263291" table:style-name="ce1">
            <text:p>-9,722540145</text:p>
          </table:table-cell>
          <table:table-cell table:number-columns-repeated="2" table:style-name="ce1"/>
          <table:table-cell office:value-type="float" office:value="-7.0239167432877698" table:style-name="ce1">
            <text:p>-7,023916743</text:p>
          </table:table-cell>
          <table:table-cell table:number-columns-repeated="2" table:style-name="ce1"/>
          <table:table-cell office:value-type="float" office:value="2.6986234015385593" table:formula="of:=ABS([.A22]-[.D22])" table:style-name="ce1">
            <text:p>2,698623402</text:p>
          </table:table-cell>
          <table:table-cell table:number-columns-repeated="16377"/>
        </table:table-row>
        <table:table-row table:style-name="ro1">
          <table:table-cell office:value-type="float" office:value="0.52077784286871798" table:style-name="ce1">
            <text:p>0,520777843</text:p>
          </table:table-cell>
          <table:table-cell table:number-columns-repeated="2" table:style-name="ce1"/>
          <table:table-cell office:value-type="float" office:value="-1.2945273567692499" table:style-name="ce1">
            <text:p>-1,294527357</text:p>
          </table:table-cell>
          <table:table-cell table:number-columns-repeated="2" table:style-name="ce1"/>
          <table:table-cell office:value-type="float" office:value="1.8153051996379679" table:formula="of:=ABS([.A23]-[.D23])" table:style-name="ce1">
            <text:p>1,8153052</text:p>
          </table:table-cell>
          <table:table-cell table:number-columns-repeated="16377"/>
        </table:table-row>
        <table:table-row table:style-name="ro1">
          <table:table-cell office:value-type="float" office:value="-3.3496231109692198" table:style-name="ce1">
            <text:p>-3,349623111</text:p>
          </table:table-cell>
          <table:table-cell table:number-columns-repeated="2" table:style-name="ce1"/>
          <table:table-cell office:value-type="float" office:value="-3.0890163382484199" table:style-name="ce1">
            <text:p>-3,089016338</text:p>
          </table:table-cell>
          <table:table-cell table:number-columns-repeated="2" table:style-name="ce1"/>
          <table:table-cell office:value-type="float" office:value="0.26060677272079991" table:formula="of:=ABS([.A24]-[.D24])" table:style-name="ce1">
            <text:p>0,260606773</text:p>
          </table:table-cell>
          <table:table-cell table:number-columns-repeated="16377"/>
        </table:table-row>
        <table:table-row table:style-name="ro1">
          <table:table-cell office:value-type="float" office:value="75.047222399793398" table:style-name="ce1">
            <text:p>75,0472224</text:p>
          </table:table-cell>
          <table:table-cell table:number-columns-repeated="2" table:style-name="ce1"/>
          <table:table-cell office:value-type="float" office:value="73.947141917662904" table:style-name="ce1">
            <text:p>73,94714192</text:p>
          </table:table-cell>
          <table:table-cell table:number-columns-repeated="2" table:style-name="ce1"/>
          <table:table-cell office:value-type="float" office:value="1.1000804821304939" table:formula="of:=ABS([.A25]-[.D25])" table:style-name="ce1">
            <text:p>1,10008048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float" office:value="2.2752166728881726" table:formula="of:=AVERAGE([.G1:.G25])" table:style-name="ce1">
            <text:p>2,275216673</text:p>
          </table:table-cell>
          <table:table-cell table:number-columns-repeated="16377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Alexander Lemiesz</meta:initial-creator>
    <dc:creator>Alexander Lemiesz</dc:creator>
    <meta:creation-date>2023-01-23T06:09:54Z</meta:creation-date>
    <dc:date>2023-01-23T06:16:12Z</dc:date>
  </office:meta>
</office:document-meta>
</file>